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fo:font-size="20pt" officeooo:rsid="0003cc36" officeooo:paragraph-rsid="0003cc36" style:font-size-asian="20pt" style:font-size-complex="2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line-break/><text:span text:style-name="Strong_20_Emphasis"><text:span text:style-name="T1">General Topics</text:span></text:span></text:h>
      <text:list text:style-name="L1">
        <text:list-item>
          <text:p text:style-name="P2"><text:span text:style-name="Strong_20_Emphasis"><text:span text:style-name="T2">Project tracking for Large scope assessments (Red Team and Bounty)</text:span></text:span></text:p>
        </text:list-item>
        <text:list-item>
          <text:p text:style-name="P2"><text:span text:style-name="Strong_20_Emphasis"><text:span text:style-name="T2">Mental Health in Offensive Security</text:span></text:span></text:p>
        </text:list-item>
        <text:list-item>
          <text:p text:style-name="P2"><text:span text:style-name="Strong_20_Emphasis"><text:span text:style-name="T2">Templating and Reporting</text:span></text:span></text:p>
        </text:list-item>
        <text:list-item>
          <text:p text:style-name="P2">Testing Env</text:p>
          <text:list>
            <text:list-item>
              <text:p text:style-name="P2">Providers</text:p>
            </text:list-item>
            <text:list-item>
              <text:p text:style-name="P2">Tools</text:p>
            </text:list-item>
          </text:list>
        </text:list-item>
      </text:list>
      <text:p text:style-name="Text_20_body"/>
      <text:h text:style-name="Heading_20_2" text:outline-level="2"><text:span text:style-name="Strong_20_Emphasis"><text:span text:style-name="T1">Recon Topics</text:span></text:span></text:h>
      <text:p text:style-name="Text_20_body"/>
      <text:h text:style-name="Heading_20_4" text:outline-level="4"><text:span text:style-name="Strong_20_Emphasis">Recon Concepts</text:span></text:h>
      <text:list text:style-name="L2">
        <text:list-item>
          <text:p text:style-name="P3">Introduction to Recon</text:p>
        </text:list-item>
      </text:list>
      <text:p text:style-name="Text_20_body"><text:span text:style-name="Strong_20_Emphasis">Recon Techniques:</text:span></text:p>
      <text:list text:style-name="L3">
        <text:list-item>
          <text:p text:style-name="P4">Acquisitions and Domains</text:p>
        </text:list-item>
        <text:list-item>
          <text:p text:style-name="P4">Shodan</text:p>
        </text:list-item>
        <text:list-item>
          <text:p text:style-name="P4">ASN Analysis</text:p>
        </text:list-item>
        <text:list-item>
          <text:p text:style-name="P4">Crunchbase ++</text:p>
        </text:list-item>
        <text:list-item>
          <text:p text:style-name="P4">SSL Recon</text:p>
        </text:list-item>
        <text:list-item>
          <text:p text:style-name="P4">ReconGTP</text:p>
        </text:list-item>
        <text:list-item>
          <text:p text:style-name="P4">Reverse WHOIS</text:p>
        </text:list-item>
        <text:list-item>
          <text:p text:style-name="P4">Reverse DNS</text:p>
        </text:list-item>
        <text:list-item>
          <text:p text:style-name="P4">Reverse IP</text:p>
        </text:list-item>
        <text:list-item>
          <text:p text:style-name="P4">DMARC Analysis</text:p>
        </text:list-item>
        <text:list-item>
          <text:p text:style-name="P4">Add and Analytics Relationships</text:p>
        </text:list-item>
        <text:list-item>
          <text:p text:style-name="P4">Supply chain investigation and SaaS</text:p>
        </text:list-item>
        <text:list-item>
          <text:p text:style-name="P4">Google-fu (trademark &amp; Priv Pol)</text:p>
        </text:list-item>
        <text:list-item>
          <text:p text:style-name="P4"><text:soft-page-break/>TLDs Scanning</text:p>
        </text:list-item>
        <text:list-item>
          <text:p text:style-name="P4">0365 Enumeration for Apex Domains</text:p>
        </text:list-item>
        <text:list-item>
          <text:p text:style-name="P4">Subdomain Scraping (all the best sources and why to use them)</text:p>
        </text:list-item>
        <text:list-item>
          <text:p text:style-name="P4">Sources</text:p>
        </text:list-item>
        <text:list-item>
          <text:p text:style-name="P4">Brute force</text:p>
        </text:list-item>
        <text:list-item>
          <text:p text:style-name="P4">Wildcards</text:p>
        </text:list-item>
        <text:list-item>
          <text:p text:style-name="P4">Permutation Scanning</text:p>
        </text:list-item>
        <text:list-item>
          <text:p text:style-name="P4">Linked Discovery</text:p>
        </text:list-item>
        <text:list-item>
          <text:p text:style-name="P4">Wordlists</text:p>
        </text:list-item>
        <text:list-item>
          <text:p text:style-name="P4">Advantageous Subs (WAF bypass - Origins)</text:p>
        </text:list-item>
        <text:list-item>
          <text:p text:style-name="P4">Favicon analysis</text:p>
        </text:list-item>
        <text:list-item>
          <text:p text:style-name="P4">Sub sub domains</text:p>
        </text:list-item>
        <text:list-item>
          <text:p text:style-name="P4">Port Scanning</text:p>
        </text:list-item>
        <text:list-item>
          <text:p text:style-name="P4">Screenshotting</text:p>
        </text:list-item>
        <text:list-item>
          <text:p text:style-name="P4">Esoteric techniques</text:p>
        </text:list-item>
      </text:list>
      <text:list text:style-name="L4">
        <text:list-item>
          <text:p text:style-name="P5">Service Bruteforce</text:p>
        </text:list-item>
      </text:list>
      <text:h text:style-name="Heading_20_2" text:outline-level="2"><text:span text:style-name="Strong_20_Emphasis"><text:span text:style-name="T1"><text:line-break/><text:line-break/><text:line-break/>Application Analysis Topics</text:span></text:span></text:h>
      <text:p text:style-name="Text_20_body"/>
      <text:p text:style-name="Text_20_body"><text:span text:style-name="Strong_20_Emphasis">Best rousources to follow to stay sharp</text:span></text:p>
      <text:p text:style-name="Text_20_body"><text:span text:style-name="Strong_20_Emphasis">Recon Adjacent Vulnerability Analysis</text:span></text:p>
      <text:list text:style-name="L5">
        <text:list-item>
          <text:p text:style-name="P6">CVE scanners vs Dynamic Analysis</text:p>
        </text:list-item>
        <text:list-item>
          <text:p text:style-name="P6">Subtakover</text:p>
        </text:list-item>
        <text:list-item>
          <text:p text:style-name="P6">S3 buckets</text:p>
        </text:list-item>
        <text:list-item>
          <text:p text:style-name="P6">Quick Hits (swagger, .git, configs, panel analysis)</text:p>
        </text:list-item>
      </text:list>
      <text:p text:style-name="Text_20_body"/>
      <text:p text:style-name="Text_20_body"><text:soft-page-break/><text:span text:style-name="Strong_20_Emphasis">Analysis Concepts</text:span></text:p>
      <text:list text:style-name="L6">
        <text:list-item>
          <text:p text:style-name="P7">Indented usage (not holistic, contextual)</text:p>
        </text:list-item>
        <text:list-item>
          <text:p text:style-name="P7">Analysis Layers</text:p>
        </text:list-item>
        <text:list-item>
          <text:p text:style-name="P7">Application Layers as related to success.</text:p>
        </text:list-item>
        <text:list-item>
          <text:p text:style-name="P7">Tech profiling</text:p>
        </text:list-item>
        <text:list-item>
          <text:p text:style-name="P7">The Big Questions</text:p>
        </text:list-item>
        <text:list-item>
          <text:p text:style-name="P7">Change monitoring</text:p>
        </text:list-item>
      </text:list>
      <text:p text:style-name="Text_20_body"/>
      <text:p text:style-name="Text_20_body"><text:span text:style-name="Strong_20_Emphasis">Vulnerability Automation</text:span></text:p>
      <text:list text:style-name="L7">
        <text:list-item>
          <text:p text:style-name="P8">More on CVE and Dynamic Scanners</text:p>
        </text:list-item>
        <text:list-item>
          <text:p text:style-name="P8">Dependencies</text:p>
        </text:list-item>
        <text:list-item>
          <text:p text:style-name="P8">Early running so you can focus on manual.</text:p>
        </text:list-item>
        <text:list-item>
          <text:p text:style-name="P8">Secrets of automation kings</text:p>
        </text:list-item>
      </text:list>
      <text:p text:style-name="Text_20_body"/>
      <text:p text:style-name="Text_20_body"><text:span text:style-name="Strong_20_Emphasis">Content Discovery</text:span></text:p>
      <text:list text:style-name="L8">
        <text:list-item>
          <text:p text:style-name="P9">Intro to CD (walking, brute/fuzz, historical, JS, spider, mobile, params)</text:p>
        </text:list-item>
        <text:list-item>
          <text:p text:style-name="P9">Importance of walking the app</text:p>
        </text:list-item>
        <text:list-item>
          <text:p text:style-name="P9">Bruteforce Tooling</text:p>
        </text:list-item>
        <text:list-item>
          <text:p text:style-name="P9">Bruteforce Tooling Lists:</text:p>
          <text:list>
            <text:list-item>
              <text:p text:style-name="P9">based on tech</text:p>
            </text:list-item>
            <text:list-item>
              <text:p text:style-name="P9">make your own (from-install, dockerhub, trials, from word analysis)</text:p>
            </text:list-item>
            <text:list-item>
              <text:p text:style-name="P9">best base wordlists</text:p>
            </text:list-item>
            <text:list-item>
              <text:p text:style-name="P9">quick configs</text:p>
            </text:list-item>
            <text:list-item>
              <text:p text:style-name="P9">API lists</text:p>
            </text:list-item>
          </text:list>
        </text:list-item>
        <text:list-item>
          <text:p text:style-name="P9">Bruteforce Tooling Tips: Recursion</text:p>
        </text:list-item>
        <text:list-item>
          <text:p text:style-name="P9">Bruteforce Tooling Tips: sub as path</text:p>
        </text:list-item>
        <text:list-item>
          <text:p text:style-name="P9">Bruteforce Tooling Tips: 403 bypass</text:p>
        </text:list-item>
        <text:list-item>
          <text:p text:style-name="P9">Historical Content Discovery</text:p>
        </text:list-item>
        <text:list-item>
          <text:p text:style-name="P9"><text:soft-page-break/>Spidering</text:p>
        </text:list-item>
        <text:list-item>
          <text:p text:style-name="P9">Mobile Content Discovery</text:p>
        </text:list-item>
        <text:list-item>
          <text:p text:style-name="P9">Parameter Content Discovery</text:p>
        </text:list-item>
      </text:list>
      <text:p text:style-name="Text_20_body"><text:line-break/><text:span text:style-name="Strong_20_Emphasis">Application Analysis: JavaScript</text:span></text:p>
      <text:list text:style-name="L9">
        <text:list-item>
          <text:p text:style-name="P10">Cheatsheets (BETA)</text:p>
        </text:list-item>
        <text:list-item>
          <text:p text:style-name="P10">Raw Analysis</text:p>
        </text:list-item>
        <text:list-item>
          <text:p text:style-name="P10">Inline JS</text:p>
        </text:list-item>
        <text:list-item>
          <text:p text:style-name="P10">Obfuscated JS</text:p>
        </text:list-item>
        <text:list-item>
          <text:p text:style-name="P10">Lazy Loaded JS</text:p>
        </text:list-item>
        <text:list-item>
          <text:p text:style-name="P10">Minified JS</text:p>
        </text:list-item>
        <text:list-item>
          <text:p text:style-name="P10">Mobile JS Analysis</text:p>
        </text:list-item>
        <text:list-item>
          <text:p text:style-name="P10">Advanced tooling and tips for all the above</text:p>
        </text:list-item>
      </text:list>
      <text:p text:style-name="Text_20_body"/>
      <text:p text:style-name="Text_20_body"><text:span text:style-name="Strong_20_Emphasis">Application Analysis: The Big Questions</text:span></text:p>
      <text:list text:style-name="L10">
        <text:list-item>
          <text:p text:style-name="P11">How does the app pass data?</text:p>
        </text:list-item>
        <text:list-item>
          <text:p text:style-name="P11">How/where does the app talk about users?</text:p>
        </text:list-item>
        <text:list-item>
          <text:p text:style-name="P11">Does the site have multi-tenancy or user levels?</text:p>
        </text:list-item>
        <text:list-item>
          <text:p text:style-name="P11">Does the site have a unique threat model?</text:p>
        </text:list-item>
        <text:list-item>
          <text:p text:style-name="P11">Has there been past security research &amp; vulns?</text:p>
        </text:list-item>
        <text:list-item>
          <text:p text:style-name="P11">How does the app handle common vuln classes?</text:p>
        </text:list-item>
        <text:list-item>
          <text:p text:style-name="P11">Where does the app store data?</text:p>
        </text:list-item>
      </text:list>
      <text:p text:style-name="Text_20_body"/>
      <text:p text:style-name="Text_20_body"><text:span text:style-name="Strong_20_Emphasis">Application Analysis: Application Heat Mapping</text:span></text:p>
      <text:list text:style-name="L11">
        <text:list-item>
          <text:p text:style-name="P12">Common Issue Place: Upload functions</text:p>
        </text:list-item>
        <text:list-item>
          <text:p text:style-name="P12">Common Issue Place: Content type multipart-form</text:p>
        </text:list-item>
        <text:list-item>
          <text:p text:style-name="P12">Common Issue Place: Content type XML / JSON</text:p>
        </text:list-item>
        <text:list-item>
          <text:p text:style-name="P12">Common Issue Place: Account section and integrations</text:p>
        </text:list-item>
        <text:list-item>
          <text:p text:style-name="P12"><text:soft-page-break/>Common Issue Place: Errors</text:p>
        </text:list-item>
        <text:list-item>
          <text:p text:style-name="P12">Common Issue Place: Paths/URLs passed in parameters</text:p>
        </text:list-item>
        <text:list-item>
          <text:p text:style-name="P12">Common Issues Place: Chatbots</text:p>
        </text:list-item>
      </text:list>
      <text:p text:style-name="Text_20_body"/>
      <text:p text:style-name="Text_20_body"><text:span text:style-name="Strong_20_Emphasis">Application Analysis: Web Fuzzing &amp; Analyzing Fuzzing Results</text:span></text:p>
      <text:list text:style-name="L12">
        <text:list-item>
          <text:p text:style-name="P13">Parameters and Paths (generic fuzzing)</text:p>
        </text:list-item>
        <text:list-item>
          <text:p text:style-name="P13">Reducing Similar URLs</text:p>
        </text:list-item>
        <text:list-item>
          <text:p text:style-name="P13">Dynamic only fuzzing</text:p>
        </text:list-item>
        <text:list-item>
          <text:p text:style-name="P13">Fuzzing resources SSWLR - "Sensitive Secrets Were Leaked Recently”</text:p>
        </text:list-item>
        <text:list-item>
          <text:p text:style-name="P13">Backslash powered Scanner</text:p>
        </text:list-item>
      </text:list>
      <text:p text:style-name="Text_20_body"/>
      <text:p text:style-name="Text_20_body"><text:span text:style-name="Strong_20_Emphasis">Application Analysis: Introduction to Vulnerability Types</text:span></text:p>
      <text:list text:style-name="L13">
        <text:list-item>
          <text:p text:style-name="P14">Indented usage (not holistic. Tips and Contextual)</text:p>
        </text:list-item>
        <text:list-item>
          <text:p text:style-name="P14">Covered vulns and why</text:p>
        </text:list-item>
      </text:list>
      <text:p text:style-name="Text_20_body"/>
      <text:p text:style-name="Text_20_body"><text:span text:style-name="Strong_20_Emphasis">Application Analysis: XSS Tips and Tricks</text:span></text:p>
      <text:list text:style-name="L14">
        <text:list-item>
          <text:p text:style-name="P15">Stored and Reflected</text:p>
        </text:list-item>
        <text:list-item>
          <text:p text:style-name="P15">Polyglots</text:p>
        </text:list-item>
        <text:list-item>
          <text:p text:style-name="P15">Blind</text:p>
        </text:list-item>
        <text:list-item>
          <text:p text:style-name="P15">DOM Tools</text:p>
        </text:list-item>
        <text:list-item>
          <text:p text:style-name="P15">Common Parameters</text:p>
        </text:list-item>
        <text:list-item>
          <text:p text:style-name="P15">Automation and Tools</text:p>
        </text:list-item>
      </text:list>
      <text:p text:style-name="Text_20_body"/>
      <text:p text:style-name="Text_20_body"><text:span text:style-name="Strong_20_Emphasis">Application Analysis: IDOR Tips and Tricks</text:span></text:p>
      <text:list text:style-name="L15">
        <text:list-item>
          <text:p text:style-name="P16">IDOR, Access, Authorization, MLAC, Direct browsing Business logic, parameter manipulation</text:p>
        </text:list-item>
        <text:list-item>
          <text:p text:style-name="P16">Numeric IDOR</text:p>
        </text:list-item>
        <text:list-item>
          <text:p text:style-name="P16">Identifying user tokens GUID IDOR</text:p>
        </text:list-item>
        <text:list-item>
          <text:p text:style-name="P16">Common Parameters</text:p>
        </text:list-item>
      </text:list>
      <text:p text:style-name="Text_20_body"><text:soft-page-break/></text:p>
      <text:p text:style-name="Text_20_body"><text:span text:style-name="Strong_20_Emphasis">Application Analysis: SSRF Tips and Tricks</text:span></text:p>
      <text:list text:style-name="L16">
        <text:list-item>
          <text:p text:style-name="P17">SSRF intro</text:p>
        </text:list-item>
        <text:list-item>
          <text:p text:style-name="P17">schemas</text:p>
        </text:list-item>
        <text:list-item>
          <text:p text:style-name="P17">Alternate IP encoding</text:p>
        </text:list-item>
        <text:list-item>
          <text:p text:style-name="P17">Common Parameters</text:p>
        </text:list-item>
      </text:list>
      <text:p text:style-name="Text_20_body"/>
      <text:p text:style-name="Text_20_body"><text:span text:style-name="Strong_20_Emphasis">Application Analysis: XXE</text:span></text:p>
      <text:list text:style-name="L17">
        <text:list-item>
          <text:p text:style-name="P18">Common areas of exploitation</text:p>
        </text:list-item>
        <text:list-item>
          <text:p text:style-name="P18">Payloads</text:p>
        </text:list-item>
        <text:list-item>
          <text:p text:style-name="P18">Common Parameters</text:p>
        </text:list-item>
      </text:list>
      <text:p text:style-name="Text_20_body"/>
      <text:p text:style-name="Text_20_body"><text:span text:style-name="Strong_20_Emphasis">Application Analysis: File Upload Vulnerabilities Tips and Tricks</text:span></text:p>
      <text:list text:style-name="L18">
        <text:list-item>
          <text:p text:style-name="P19">Common bypasses</text:p>
        </text:list-item>
        <text:list-item>
          <text:p text:style-name="P19">Common Parameters</text:p>
        </text:list-item>
      </text:list>
      <text:p text:style-name="Text_20_body"/>
      <text:p text:style-name="Text_20_body"><text:span text:style-name="Strong_20_Emphasis">Application Analysis: SQL Injection Tips and Tricks</text:span></text:p>
      <text:list text:style-name="L19">
        <text:list-item>
          <text:p text:style-name="P20">SQLmap tamper</text:p>
        </text:list-item>
        <text:list-item>
          <text:p text:style-name="P20">ghauri</text:p>
        </text:list-item>
        <text:list-item>
          <text:p text:style-name="P20">Common Parameters</text:p>
        </text:list-item>
      </text:list>
      <text:p text:style-name="Text_20_body"/>
      <text:p text:style-name="Text_20_body"><text:span text:style-name="Strong_20_Emphasis">Application Analysis: Bypass of security controls</text:span></text:p>
      <text:list text:style-name="L20">
        <text:list-item>
          <text:p text:style-name="P21">Sec control types (CDN, Server, Code-level)</text:p>
        </text:list-item>
        <text:list-item>
          <text:p text:style-name="P21">Block Triggers</text:p>
        </text:list-item>
        <text:list-item>
          <text:p text:style-name="P21">Bypass techniqu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20pt" officeooo:rsid="0003cc36" officeooo:paragraph-rsid="0003cc36" style:font-size-asian="20pt" style:font-size-complex="2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he Bug Hunting Methodology(TBHM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1:23:59.200637717</dc:date>
    <meta:editing-duration>PT2M45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6" meta:paragraph-count="143" meta:word-count="657" meta:character-count="3868" meta:non-whitespace-character-count="3469"/>
  </office:meta>
</office:document-meta>
</file>